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e867"/>
    </style:style>
    <style:style style:name="P2" style:family="paragraph" style:parent-style-name="Standard">
      <style:text-properties officeooo:paragraph-rsid="0014e867"/>
    </style:style>
    <style:style style:name="P3" style:family="paragraph" style:parent-style-name="Standard">
      <style:text-properties officeooo:rsid="0019cbb7" officeooo:paragraph-rsid="0019cbb7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4e867" style:font-weight-asian="bold" style:font-weight-complex="bold"/>
    </style:style>
    <style:style style:name="T1" style:family="text">
      <style:text-properties officeooo:rsid="0019c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T4250 Homework 4B </text:p>
      <text:p text:style-name="P1">1) Create a Console Application Visual Basic program that does the following: a. Displays “Hello World – From Visual Basic”</text:p>
      <text:p text:style-name="P1">b. Then after a Key is pressed, executes the PowerShell Script created in Homework #3 Compile the Visual Basic program </text:p>
      <text:p text:style-name="P1">To turn in this assignment – create a PDF file containing the following: </text:p>
      <text:p text:style-name="P1">a) Source code of the Visual Basic program </text:p>
      <text:p text:style-name="P1">b) Screen shot showing the compiled version of the program in the folder it was created in. Then execute the compiled version of the program </text:p>
      <text:p text:style-name="P1">c) A screen shot of each screen when the program and/or script is waiting for a key to be pressed should be added to the PDF file A PDF file containing the Source code of the Visual Basic program and all the screen shots should be turned in via Blackboard.</text:p>
      <text:p text:style-name="P4">**** <text:span text:style-name="T1">ALL OF #1 IN CODEANDSCREENSHOTS PDF************************************</text:span></text:p>
      <text:p text:style-name="P1"/>
      <text:p text:style-name="P1">2) What are the two parts of Syntax Analysis?</text:p>
      <text:p text:style-name="P3">Top Down and Bottom up</text:p>
      <text:p text:style-name="P1"/>
      <text:p text:style-name="P1">3) Using the following statement in C Programming Language: Create the Parse Tree and Symbol Table for the Lexemes and tokens mTotalstudents = mgirls + mboys</text:p>
      <text:p text:style-name="P3">I’m unsure what this is asking me to do. I feel like I need a printer and to hand write this by my interpretation? Will see in class. </text:p>
      <text:p text:style-name="P1"/>
      <text:p text:style-name="P1"/>
      <text:p text:style-name="P1">4) The following two distinct parse tree’s for the same string prove:</text:p>
      <text:p text:style-name="P3">S→ a S b| a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0:54.429000000</meta:creation-date>
    <dc:date>2020-02-18T23:17:41.472000000</dc:date>
    <meta:editing-duration>PT1H30M40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4" meta:word-count="229" meta:character-count="1291" meta:non-whitespace-character-count="1068"/>
  </office:meta>
</office:document-meta>
</file>